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94mm"/>
    </style:style>
    <style:style style:name="co2" style:family="table-column">
      <style:table-column-properties fo:break-before="auto" style:column-width="123.83mm"/>
    </style:style>
    <style:style style:name="co3" style:family="table-column">
      <style:table-column-properties fo:break-before="auto" style:column-width="16mm"/>
    </style:style>
    <style:style style:name="co4" style:family="table-column">
      <style:table-column-properties fo:break-before="auto" style:column-width="159.3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fo:background-color="#ff40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del</text:p>
          </table:table-cell>
          <table:table-cell table:style-name="ce6" office:value-type="string" calcext:value-type="string">
            <text:p>Quantity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2">
          <table:table-cell table:style-name="ce2" office:value-type="string" calcext:value-type="string">
            <text:p>20mm High density polyethylene HDPE (tabla de cortar carne)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mm Polycarbonate shee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D printed inser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Control receiver</text:p>
          </table:table-cell>
          <table:table-cell table:style-name="ce3" office:value-type="string" calcext:value-type="string">
            <text:p>DasMikro 5CH 2.4Ghz RC Micro Receiver For DSM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banggood.com/DasMikro-5CH-2_4Ghz-RC-Micro-Receiver-For-DSM2-JR-Spektrum-transmitter-With-6-CH-PPM-Output-p-1084913.html?rmmds=search&amp;cur_warehouse=CN" xlink:type="simple">https://www.banggood.com/DasMikro-5CH-2_4Ghz-RC-Micro-Receiver-For-DSM2-JR-Spektrum-transmitter-With-6-CH-PPM-Output-p-1084913.html?rmmds=search&amp;cur_warehouse=CN</text:a></text:p>
          </table:table-cell>
        </table:table-row>
        <table:table-row table:style-name="ro1">
          <table:table-cell table:style-name="ce3" office:value-type="string" calcext:value-type="string">
            <text:p>Wheels motor driver</text:p>
          </table:table-cell>
          <table:table-cell table:style-name="ce3" office:value-type="string" calcext:value-type="string">
            <text:p>FingerTech tinyESC v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fingertechrobotics.com/proddetail.php?prod=ft-tinyESCv2" xlink:type="simple">https://www.fingertechrobotics.com/proddetail.php?prod=ft-tinyESCv2</text:a></text:p>
          </table:table-cell>
        </table:table-row>
        <table:table-row table:style-name="ro1">
          <table:table-cell table:style-name="ce3" office:value-type="string" calcext:value-type="string">
            <text:p>Weapon motor ESC</text:p>
          </table:table-cell>
          <table:table-cell table:style-name="ce3" office:value-type="string" calcext:value-type="string">
            <text:p>DYS BL20A Mini 20A BLHeli ESC OPTO 2-4s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banggood.com/DYS-BL20A-Mini-20A-BLHeli-ESC-OPTO-2-4s-for-RC-Multicopter-p-975798.html?rmmds=search&amp;cur_warehouse=CN" xlink:type="simple">https://www.banggood.com/DYS-BL20A-Mini-20A-BLHeli-ESC-OPTO-2-4s-for-RC-Multicopter-p-975798.html?rmmds=search&amp;cur_warehouse=CN</text:a></text:p>
          </table:table-cell>
        </table:table-row>
        <table:table-row table:style-name="ro1">
          <table:table-cell table:style-name="ce3" office:value-type="string" calcext:value-type="string">
            <text:p>LiPo Battery</text:p>
          </table:table-cell>
          <table:table-cell table:style-name="ce3" office:value-type="string" calcext:value-type="string">
            <text:p>Turnigy nano-tech 450mAh 3S 65C Lip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hobbyking.com/es_es/turnigy-nano-tech-450mah-3s-65c-lipo-e-flite-compatible-blade-180cfx-eflb4503sj30.html" xlink:type="simple">https://hobbyking.com/es_es/turnigy-nano-tech-450mah-3s-65c-lipo-e-flite-compatible-blade-180cfx-eflb4503sj30.html</text:a></text:p>
          </table:table-cell>
        </table:table-row>
        <table:table-row table:style-name="ro1">
          <table:table-cell table:style-name="ce3" office:value-type="string" calcext:value-type="string">
            <text:p>Wheels motor</text:p>
          </table:table-cell>
          <table:table-cell table:style-name="ce3" office:value-type="string" calcext:value-type="string">
            <text:p>12V 560RPM Torque Gear Box Motor New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ebay.es/itm/12V-560RPM-Torque-Gear-Box-Motor-New/320938739619?hash=item4ab97087a3:g:~n0AAOSwwIZXTBZu" xlink:type="simple">https://www.ebay.es/itm/12V-560RPM-Torque-Gear-Box-Motor-New/320938739619?hash=item4ab97087a3:g:~n0AAOSwwIZXTBZu</text:a></text:p>
          </table:table-cell>
        </table:table-row>
        <table:table-row table:style-name="ro1">
          <table:table-cell table:style-name="ce3" office:value-type="string" calcext:value-type="string">
            <text:p>Wheels</text:p>
          </table:table-cell>
          <table:table-cell table:style-name="ce3" office:value-type="string" calcext:value-type="string">
            <text:p>FingerTech Foam Wheels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fingertechrobotics.com/proddetail.php?prod=ft-snap-wheels" xlink:type="simple">https://www.fingertechrobotics.com/proddetail.php?prod=ft-snap-wheels</text:a></text:p>
          </table:table-cell>
        </table:table-row>
        <table:table-row table:style-name="ro1">
          <table:table-cell table:style-name="ce3" office:value-type="string" calcext:value-type="string">
            <text:p>Wheels hub</text:p>
          </table:table-cell>
          <table:table-cell table:style-name="ce3" office:value-type="string" calcext:value-type="string">
            <text:p>FingerTech Snap Hubs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fingertechrobotics.com/proddetail.php?prod=ft-snap-hubs" xlink:type="simple">https://www.fingertechrobotics.com/proddetail.php?prod=ft-snap-hubs</text:a></text:p>
          </table:table-cell>
        </table:table-row>
        <table:table-row table:style-name="ro1">
          <table:table-cell table:style-name="ce3" office:value-type="string" calcext:value-type="string">
            <text:p>Weapon motor</text:p>
          </table:table-cell>
          <table:table-cell table:style-name="ce3" office:value-type="string" calcext:value-type="string">
            <text:p>Turnigy Park300 Brushless Outrunner 1380kv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hobbyking.com/es_es/turnigy-park300-brushless-outrunner-1380kv.html" xlink:type="simple">https://hobbyking.com/es_es/turnigy-park300-brushless-outrunner-1380kv.html</text:a></text:p>
          </table:table-cell>
        </table:table-row>
        <table:table-row table:style-name="ro1">
          <table:table-cell table:style-name="ce4" office:value-type="string" calcext:value-type="string">
            <text:p>Weapon</text:p>
          </table:table-cell>
          <table:table-cell table:style-name="ce4" office:value-type="string" calcext:value-type="string">
            <text:p>FingerTech 6inch x 3mm Titanium Weapon Bar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fingertechrobotics.com/proddetail.php?prod=ft-3mm-6in-bar" xlink:type="simple">https://www.fingertechrobotics.com/proddetail.php?prod=ft-3mm-6in-bar</text:a>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6">
            <text:p>Weapon transmission</text:p>
          </table:table-cell>
          <table:table-cell table:style-name="ce3" office:value-type="string" calcext:value-type="string">
            <text:p>Arandelas :)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</table:table-row>
        <table:table-row table:style-name="ro1">
          <table:covered-table-cell table:style-name="ce5" office:value-type="string" calcext:value-type="string">
            <text:p>Weapon transmission</text:p>
          </table:covered-table-cell>
          <table:table-cell table:style-name="ce3" office:value-type="string" calcext:value-type="string">
            <text:p>Titanium screw M8 x 45 mm Blue</text:p>
          </table:table-cell>
          <table:table-cell table:style-name="ce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3"/>
          <table:table-cell table:style-name="ce3" office:value-type="string" calcext:value-type="string">
            <text:p>GT2 pulley 36 teeth 8mm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banggood.com/36-Teeth-8mm-Bore-Aluminum-Timing-Pulley-for-6mm-GT2-Belt-3D-Printer-Part-p-1432319.html?rmmds=search&amp;cur_warehouse=CN" xlink:type="simple">https://www.banggood.com/36-Teeth-8mm-Bore-Aluminum-Timing-Pulley-for-6mm-GT2-Belt-3D-Printer-Part-p-1432319.html?rmmds=search&amp;cur_warehouse=CN</text:a>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GT2 pulley 16 teeth 5mm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banggood.com/Anet-GT2-Pulley-16-Teeth-Bore-5MM-Timing-Gear-Alumium-For-GT2-Belt-Width-6MM-3D-Printer-Accessories-p-1036136.html?rmmds=detail-left-hotproducts__4&amp;cur_warehouse=CN" xlink:type="simple">https://www.banggood.com/Anet-GT2-Pulley-16-Teeth-Bore-5MM-Timing-Gear-Alumium-For-GT2-Belt-Width-6MM-3D-Printer-Accessories-p-1036136.html?rmmds=detail-left-hotproducts__4&amp;cur_warehouse=CN</text:a>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GT2 pulley 150 teeth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banggood.com/10PCS-GT2-Timing-Belt-Loop-Rubber-6mm-Width-2mm-Pitch-150-2GT-p-1210801.html?rmmds=search&amp;cur_warehouse=CN" xlink:type="simple">https://www.banggood.com/10PCS-GT2-Timing-Belt-Loop-Rubber-6mm-Width-2mm-Pitch-150-2GT-p-1210801.html?rmmds=search&amp;cur_warehouse=CN</text:a>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Flange bearing 8mm inner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banggood.com/6810mm-Wide-Band-Edge-Bearing-Motor-Flange-Bearing-Block-Take-Side-Ball-Bearing-p-1476834.html?rmmds=search&amp;ID=3636&amp;cur_warehouse=CN" xlink:type="simple">https://www.banggood.com/6810mm-Wide-Band-Edge-Bearing-Motor-Flange-Bearing-Block-Take-Side-Ball-Bearing-p-1476834.html?rmmds=search&amp;ID=3636&amp;cur_warehouse=CN</text:a>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NEW PARTS</text:p>
          </table:table-cell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9:37:45.816540680</meta:creation-date>
    <dc:date>2019-10-27T17:56:55.275172473</dc:date>
    <meta:editing-duration>PT33M5S</meta:editing-duration>
    <meta:editing-cycles>5</meta:editing-cycles>
    <meta:generator>LibreOffice/6.1.2.1$MacOSX_X86_64 LibreOffice_project/65905a128db06ba48db947242809d14d3f9a93fe</meta:generator>
    <meta:document-statistic meta:table-count="1" meta:cell-count="65" meta:object-count="0"/>
    <meta:user-defined meta:name=""/>
  </office:meta>
</office:document-meta>
</file>